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68fc"/>
    </style:style>
    <style:style style:name="P2" style:family="paragraph" style:parent-style-name="Standard">
      <style:paragraph-properties fo:text-align="start" style:justify-single-word="false"/>
      <style:text-properties officeooo:paragraph-rsid="000645a6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cf3d9" officeooo:paragraph-rsid="002a3f0f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d7ac3" officeooo:paragraph-rsid="000645a6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cde17" officeooo:paragraph-rsid="000645a6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paragraph-rsid="000645a6"/>
    </style:style>
    <style:style style:name="P1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34d3c2" officeooo:paragraph-rsid="0034d3c2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d7ac3" officeooo:paragraph-rsid="000d7ac3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08043" officeooo:paragraph-rsid="00108043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08043" officeooo:paragraph-rsid="002a3f0f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265c1" officeooo:paragraph-rsid="001265c1" style:font-size-asian="10pt" style:font-size-complex="10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25318f" officeooo:paragraph-rsid="0025318f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f7493" officeooo:paragraph-rsid="002a3f0f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f7493" officeooo:paragraph-rsid="00372b0d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3e6c" officeooo:paragraph-rsid="00372b0d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cf3d9" officeooo:paragraph-rsid="001265c1" style:font-size-asian="10pt" style:font-size-complex="10pt"/>
    </style:style>
    <style:style style:name="T1" style:family="text">
      <style:text-properties officeooo:rsid="00069efb"/>
    </style:style>
    <style:style style:name="T2" style:family="text">
      <style:text-properties officeooo:rsid="0006b80e"/>
    </style:style>
    <style:style style:name="T3" style:family="text">
      <style:text-properties officeooo:rsid="00076235"/>
    </style:style>
    <style:style style:name="T4" style:family="text">
      <style:text-properties fo:font-weight="bold" officeooo:rsid="00183e6c" style:font-weight-asian="bold" style:font-weight-complex="bold"/>
    </style:style>
    <style:style style:name="T5" style:family="text">
      <style:text-properties fo:font-weight="bold" officeooo:rsid="001265c1" style:font-weight-asian="bold" style:font-weight-complex="bold"/>
    </style:style>
    <style:style style:name="T6" style:family="text">
      <style:text-properties style:font-name="Open Sans" fo:font-size="10pt" style:text-underline-style="none" officeooo:rsid="001265c1" style:font-size-asian="10pt" style:font-size-complex="10pt"/>
    </style:style>
    <style:style style:name="T7" style:family="text">
      <style:text-properties style:font-name="Open Sans" fo:font-size="10pt" style:text-underline-style="none" officeooo:rsid="00145ff9" style:font-size-asian="10pt" style:font-size-complex="10pt"/>
    </style:style>
    <style:style style:name="T8" style:family="text">
      <style:text-properties style:font-name="Open Sans" fo:font-size="10pt" style:text-underline-style="none" officeooo:rsid="00183e6c" style:font-size-asian="10pt" style:font-size-complex="10pt"/>
    </style:style>
    <style:style style:name="T9" style:family="text">
      <style:text-properties style:font-name="Open Sans" fo:font-size="10pt" style:text-underline-style="none" officeooo:rsid="000645a6" style:font-size-asian="10pt" style:font-size-complex="10pt"/>
    </style:style>
    <style:style style:name="T10" style:family="text">
      <style:text-properties style:font-name="Open Sans" fo:font-size="10pt" style:text-underline-style="none" officeooo:rsid="001a68fc" style:font-size-asian="10pt" style:font-size-complex="10pt"/>
    </style:style>
    <style:style style:name="T11" style:family="text">
      <style:text-properties style:font-name="Open Sans" fo:font-size="10pt" style:text-underline-style="none" officeooo:rsid="001b1cf9" style:font-size-asian="10pt" style:font-size-complex="10pt"/>
    </style:style>
    <style:style style:name="T12" style:family="text">
      <style:text-properties style:font-name="Open Sans" fo:font-size="10pt" style:text-underline-style="none" officeooo:rsid="0025df74" style:font-size-asian="10pt" style:font-size-complex="10pt"/>
    </style:style>
    <style:style style:name="T13" style:family="text">
      <style:text-properties style:font-name="Open Sans" fo:font-size="10pt" style:text-underline-style="none" officeooo:rsid="002a3f0f" style:font-size-asian="10pt" style:font-size-complex="10pt"/>
    </style:style>
    <style:style style:name="T14" style:family="text">
      <style:text-properties style:font-name="Open Sans" fo:font-size="10pt" style:text-underline-style="none" officeooo:rsid="002b9d26" style:font-size-asian="10pt" style:font-size-complex="10pt"/>
    </style:style>
    <style:style style:name="T15" style:family="text">
      <style:text-properties style:font-name="Open Sans" fo:font-size="10pt" style:text-underline-style="none" officeooo:rsid="002cd1be" style:font-size-asian="10pt" style:font-size-complex="10pt"/>
    </style:style>
    <style:style style:name="T16" style:family="text">
      <style:text-properties style:font-name="Open Sans" fo:font-size="10pt" style:text-underline-style="none" officeooo:rsid="002df23c" style:font-size-asian="10pt" style:font-size-complex="10pt"/>
    </style:style>
    <style:style style:name="T17" style:family="text">
      <style:text-properties style:font-name="Open Sans" fo:font-size="10pt" style:text-underline-style="none" officeooo:rsid="00372b0d" style:font-size-asian="10pt" style:font-size-complex="10pt"/>
    </style:style>
    <style:style style:name="T18" style:family="text">
      <style:text-properties style:font-name="Open Sans" fo:font-size="10pt" style:text-underline-style="none" fo:font-weight="bold" officeooo:rsid="001265c1" style:font-size-asian="10pt" style:font-weight-asian="bold" style:font-size-complex="10pt" style:font-weight-complex="bold"/>
    </style:style>
    <style:style style:name="T19" style:family="text">
      <style:text-properties style:font-name="Open Sans" fo:font-size="10pt" style:text-underline-style="none" fo:font-weight="normal" officeooo:rsid="001265c1" style:font-size-asian="10pt" style:font-weight-asian="normal" style:font-size-complex="10pt" style:font-weight-complex="normal"/>
    </style:style>
    <style:style style:name="T20" style:family="text">
      <style:text-properties style:font-name="Open Sans" fo:font-size="10pt" officeooo:rsid="000645a6" style:font-size-asian="10pt" style:font-size-complex="10pt"/>
    </style:style>
    <style:style style:name="T21" style:family="text">
      <style:text-properties style:font-name="Open Sans" fo:font-size="10pt" officeooo:rsid="00069efb" style:font-size-asian="10pt" style:font-size-complex="10pt"/>
    </style:style>
    <style:style style:name="T22" style:family="text">
      <style:text-properties style:font-name="Open Sans" fo:font-size="10pt" officeooo:rsid="0036d0bd" style:font-size-asian="10pt" style:font-size-complex="10pt"/>
    </style:style>
    <style:style style:name="T23" style:family="text">
      <style:text-properties officeooo:rsid="00183e6c"/>
    </style:style>
    <style:style style:name="T24" style:family="text">
      <style:text-properties officeooo:rsid="001a68fc"/>
    </style:style>
    <style:style style:name="T25" style:family="text">
      <style:text-properties officeooo:rsid="0021f1a5"/>
    </style:style>
    <style:style style:name="T26" style:family="text">
      <style:text-properties officeooo:rsid="00117e31"/>
    </style:style>
    <style:style style:name="T27" style:family="text">
      <style:text-properties officeooo:rsid="001265c1"/>
    </style:style>
    <style:style style:name="T28" style:family="text">
      <style:text-properties fo:font-weight="normal" officeooo:rsid="001265c1" style:font-weight-asian="normal" style:font-weight-complex="normal"/>
    </style:style>
    <style:style style:name="T29" style:family="text">
      <style:text-properties officeooo:rsid="00372b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 n° </text:p>
      <text:p text:style-name="P3"/>
      <text:p text:style-name="P3">Nom : <text:span text:style-name="T3">Valider la commande</text:span></text:p>
      <text:p text:style-name="P3"/>
      <text:p text:style-name="P3">Acteur(s) : <text:span text:style-name="T1">Client</text:span></text:p>
      <text:p text:style-name="P3"/>
      <text:p text:style-name="P2"><text:span text:style-name="T20">Description : </text:span><text:span text:style-name="T21">Le client a ajouté au panier tout ce qu’il souhaitait commander et souhaite f</text:span><text:span text:style-name="T22">inaliser</text:span><text:span text:style-name="T21"> sa commande</text:span></text:p>
      <text:p text:style-name="P3"/>
      <text:p text:style-name="P3">Auteur :</text:p>
      <text:p text:style-name="P3"/>
      <text:p text:style-name="P3">Date : <text:span text:style-name="T25">28/05/2020</text:span></text:p>
      <text:p text:style-name="P3"/>
      <text:p text:style-name="P3">Pré-conditions : Des produits doivent être présent dans le panier</text:p>
      <text:p text:style-name="P3"/>
      <text:p text:style-name="P3">Démarrage : <text:span text:style-name="T2">L’utilisateur a ouvert le panier</text:span></text:p>
      <text:p text:style-name="P3"/>
      <text:p text:style-name="P4">Scénario nominal :</text:p>
      <text:list xml:id="list3989115297" text:style-name="L1">
        <text:list-item>
          <text:p text:style-name="P12">Le système affiche l’intégralité des produits contenus dans le panier, ainsi que le prix total</text:p>
        </text:list-item>
        <text:list-item>
          <text:p text:style-name="P12">L’utilisateur confirme la commande</text:p>
        </text:list-item>
        <text:list-item>
          <text:p text:style-name="P12">Le système propose à l’utilisateur de s’authentifier. <text:span text:style-name="T23">Déclenchement du cas d’utilisation « </text:span><text:span text:style-name="T4">S’authentifier</text:span><text:span text:style-name="T23"> »</text:span></text:p>
        </text:list-item>
        <text:list-item>
          <text:p text:style-name="P13">Le système propose à l’utilisateur de récupérer sa commande en livraison ou à emporter</text:p>
        </text:list-item>
        <text:list-item>
          <text:p text:style-name="P14">L’utilisateur choisis son mode de retrait préféré <text:span text:style-name="T26">et valide</text:span></text:p>
        </text:list-item>
        <text:list-item>
          <text:p text:style-name="P15">Le système affiche un formulaire pour les informations nécessaires au retrait</text:p>
        </text:list-item>
        <text:list-item>
          <text:p text:style-name="P16">L’utilisateur rempli les informations</text:p>
        </text:list-item>
        <text:list-item>
          <text:p text:style-name="P17">Le système propose à l’utilisateur de choisir son mode de paiement</text:p>
        </text:list-item>
        <text:list-item>
          <text:p text:style-name="P18"><text:span text:style-name="T27">L’utilisateur choisi le mode de paiement. Déclenchement du cas d’utilisation «</text:span><text:span text:style-name="T5"> Régler la commande </text:span><text:span text:style-name="T28">»</text:span></text:p>
        </text:list-item>
        <text:list-item>
          <text:p text:style-name="P19"><text:span text:style-name="T28">Le système sauvegarde toutes les préférences de l’utilisateur. (Type de commande, informations de retraits)</text:span></text:p>
        </text:list-item>
      </text:list>
      <text:p text:style-name="P20"/>
      <text:p text:style-name="P5">Scénario alternatif :</text:p>
      <text:p text:style-name="P7">2a. L’utilisateur quitte la page de commande. Fin du scénario.</text:p>
      <text:p text:style-name="P8">3a. L’utilisateur est déjà authentifié. Étape 4.</text:p>
      <text:p text:style-name="P11">3b. L’utilisateur continue sans s’authentifier.</text:p>
      <text:p text:style-name="P6"><text:span text:style-name="T6">4a. L’utilisateur a déjà des préférences enregistrées. Celles-ci sont affichées par le système, proposée à l’utilisateur, qui v</text:span><text:span text:style-name="T7">alide</text:span><text:span text:style-name="T6">.</text:span><text:span text:style-name="T12"> </text:span><text:span text:style-name="T17">Étape 8.</text:span></text:p>
      <text:p text:style-name="P6"><text:span text:style-name="T6">4b. L’utilisateur a déjà des préférences enregistrées. Celles-ci sont affichées par le système, proposées à l’utilisateur, qui ne v</text:span><text:span text:style-name="T7">alide</text:span><text:span text:style-name="T6"> pas. </text:span><text:span text:style-name="T7">Retour à l’é</text:span><text:span text:style-name="T6">tape </text:span><text:span text:style-name="T7">4.</text:span><text:span text:style-name="T6"> </text:span></text:p>
      <text:p text:style-name="P9"><text:span text:style-name="T8">1</text:span><text:span text:style-name="T14">0</text:span><text:span text:style-name="T8">a. L’utilisateur n’est pas authentifié, aucune de ses préférences ne </text:span><text:span text:style-name="T15">sont </text:span><text:span text:style-name="T8">conservée</text:span><text:span text:style-name="T15">s</text:span><text:span text:style-name="T8">.</text:span></text:p>
      <text:p text:style-name="P4"/>
      <text:p text:style-name="P4">Fin :</text:p>
      <text:p text:style-name="P9"><text:span text:style-name="T9">Scénario nominal : </text:span><text:span text:style-name="T8">L’</text:span><text:span text:style-name="T16">utilisateur </text:span><text:span text:style-name="T17">clique sur « Régler la commande »</text:span><text:span text:style-name="T16">.</text:span></text:p>
      <text:p text:style-name="P10">Scénario <text:span text:style-name="T29">alternatif</text:span> : <text:span text:style-name="T24">L’utilisateur quitte la page de commande sans la terminer.</text:span></text:p>
      <text:p text:style-name="P4"/>
      <text:p text:style-name="P4">Compléments :</text:p>
      <text:p text:style-name="P1"><text:span text:style-name="T9">Q</text:span><text:span text:style-name="T10">uestion au client : Le client se satisfait-il de la possibilité d’effectuer une commande sans s’authentifier ? (Possibilité offerte pour des consommateurs très occasionnels, ne souhaitant pas s’inscrire, perdre du temps </text:span><text:span text:style-name="T11">et laisser des données personnelles pour potentiellement une unique commande</text:span><text:span text:style-name="T10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5:48:59.126000000</meta:creation-date>
    <meta:editing-duration>PT14M3S</meta:editing-duration>
    <meta:editing-cycles>15</meta:editing-cycles>
    <meta:generator>LibreOffice/6.3.1.2$Windows_X86_64 LibreOffice_project/b79626edf0065ac373bd1df5c28bd630b4424273</meta:generator>
    <dc:date>2020-06-01T21:45:58.748000000</dc:date>
    <meta:document-statistic meta:table-count="0" meta:image-count="0" meta:object-count="0" meta:page-count="1" meta:paragraph-count="31" meta:word-count="323" meta:character-count="2132" meta:non-whitespace-character-count="1848"/>
  </office:meta>
</office:document-meta>
</file>